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cc00" draw:textarea-horizontal-align="justify" draw:textarea-vertical-align="middle" draw:auto-grow-height="false" fo:min-height="1.95cm" fo:min-width="5.7cm"/>
    </style:style>
    <style:style style:name="gr2" style:family="graphic" style:parent-style-name="standard">
      <style:graphic-properties draw:fill-color="#ff9999" draw:textarea-horizontal-align="justify" draw:textarea-vertical-align="middle" draw:auto-grow-height="false" fo:min-height="1.95cm" fo:min-width="5.7cm"/>
    </style:style>
    <style:style style:name="gr3" style:family="graphic" style:parent-style-name="standard">
      <style:graphic-properties draw:fill-color="#9999ff" draw:textarea-horizontal-align="justify" draw:textarea-vertical-align="middle" draw:auto-grow-height="false" fo:min-height="1.95cm" fo:min-width="5.7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8cm"/>
    </style:style>
    <style:style style:name="gr6" style:family="graphic" style:parent-style-name="standard">
      <style:graphic-properties draw:textarea-horizontal-align="justify" draw:textarea-vertical-align="middle" draw:auto-grow-height="false" fo:min-height="1.448cm" fo:min-width="3.602cm"/>
    </style:style>
    <style:style style:name="gr7" style:family="graphic" style:parent-style-name="standard">
      <style:graphic-properties draw:textarea-horizontal-align="justify" draw:textarea-vertical-align="middle" draw:auto-grow-height="false" fo:min-height="0.15cm" fo:min-width="16.4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-color="#ff9999"/>
      <style:paragraph-properties fo:text-align="center"/>
    </style:style>
    <style:style style:name="P4" style:family="paragraph">
      <loext:graphic-properties draw:fill-color="#9999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xml:id="id2" draw:id="id2" draw:layer="layout" svg:width="6.2cm" svg:height="2.2cm" svg:x="1.6cm" svg:y="7.2cm">
          <text:p text:style-name="P1">C0ステート</text:p>
          <text:p text:style-name="P1">（CPUの通常状態）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6.2cm" svg:height="2.2cm" svg:x="9.6cm" svg:y="7.2cm">
          <text:p text:style-name="P1">C1ステート</text:p>
          <text:p text:style-name="P1">（CPUコアクロック停止）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6.2cm" svg:height="2.2cm" svg:x="17.6cm" svg:y="7.2cm">
          <text:p text:style-name="P1">C2ステート〜</text:p>
          <text:p text:style-name="P1">（CPUのPLLなども停止）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-1.099cm" svg:x1="20.7cm" svg:y1="7.2cm" svg:x2="4.7cm" svg:y2="7.2cm" draw:start-shape="id1" draw:start-glue-point="0" draw:end-shape="id2" svg:d="M20700 7200v-1600h-16000v1600" svg:viewBox="0 0 16001 1601">
          <text:p/>
        </draw:connector>
        <draw:connector draw:style-name="gr4" draw:text-style-name="P5" draw:layer="layout" draw:line-skew="-1.099cm" svg:x1="12.7cm" svg:y1="7.2cm" svg:x2="4.7cm" svg:y2="7.2cm" draw:start-shape="id3" draw:start-glue-point="0" draw:end-shape="id2" draw:end-glue-point="0" svg:d="M12700 7200v-1600h-8000v1600" svg:viewBox="0 0 8001 1601">
          <text:p/>
        </draw:connector>
        <draw:connector draw:style-name="gr4" draw:text-style-name="P5" draw:layer="layout" draw:type="line" svg:x1="7.8cm" svg:y1="8.3cm" svg:x2="9.6cm" svg:y2="8.3cm" draw:start-shape="id2" draw:end-shape="id3" draw:end-glue-point="3" svg:d="M7800 8300h1800" svg:viewBox="0 0 1801 1">
          <text:p/>
        </draw:connector>
        <draw:connector draw:style-name="gr4" draw:text-style-name="P5" draw:layer="layout" draw:type="line" svg:x1="15.8cm" svg:y1="8.3cm" svg:x2="17.6cm" svg:y2="8.3cm" draw:start-shape="id3" draw:start-glue-point="1" draw:end-shape="id1" draw:end-glue-point="3" svg:d="M15800 8300h1800" svg:viewBox="0 0 1801 1">
          <text:p/>
        </draw:connector>
        <draw:frame draw:style-name="gr5" draw:text-style-name="P6" draw:layer="layout" svg:width="4.4cm" svg:height="2.308cm" svg:x="6.8cm" svg:y="9.892cm">
          <draw:text-box>
            <text:p>halt命令で</text:p>
            <text:p>ステート移行</text:p>
          </draw:text-box>
        </draw:frame>
        <draw:frame draw:style-name="gr5" draw:text-style-name="P6" draw:layer="layout" svg:width="4.4cm" svg:height="2.308cm" svg:x="14.8cm" svg:y="9.892cm">
          <draw:text-box>
            <text:p>アイドル状態の長期化</text:p>
          </draw:text-box>
        </draw:frame>
        <draw:frame draw:style-name="gr5" draw:text-style-name="P7" draw:layer="layout" svg:width="10.4cm" svg:height="2.308cm" svg:x="11.6cm" svg:y="3.4cm">
          <draw:text-box>
            <text:p text:style-name="P1">CPUに処理が割りてられると、</text:p>
            <text:p text:style-name="P1">C0にステートを戻す</text:p>
          </draw:text-box>
        </draw:frame>
        <draw:custom-shape draw:style-name="gr6" draw:text-style-name="P1" xml:id="id4" draw:id="id4" draw:layer="layout" svg:width="5.8cm" svg:height="2.4cm" svg:x="0.2cm" svg:y="0.8cm">
          <text:p text:style-name="P1">Linux ker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line-skew="0cm -0.499cm" svg:x1="3.1cm" svg:y1="3.2cm" svg:x2="1.6cm" svg:y2="8.3cm" draw:start-shape="id4" draw:start-glue-point="8" draw:end-shape="id2" draw:end-glue-point="3" svg:d="M3100 3200v2001h-2500v3099h1000" svg:viewBox="0 0 2501 5101">
          <text:p/>
        </draw:connector>
        <draw:frame draw:style-name="gr5" draw:text-style-name="P7" draw:layer="layout" svg:width="10.4cm" svg:height="2.308cm" svg:x="1.2cm" svg:y="3.492cm">
          <draw:text-box>
            <text:p text:style-name="P1">アイドル状態を検知し、</text:p>
            <text:p text:style-name="P1">CPUにhalt命令を発行</text:p>
          </draw:text-box>
        </draw:frame>
        <draw:custom-shape draw:style-name="gr7" draw:text-style-name="P1" draw:layer="layout" svg:width="21.2cm" svg:height="0.8cm" svg:x="1.6cm" svg:y="13.4cm">
          <text:p text:style-name="P1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7" draw:layer="layout" svg:width="10.4cm" svg:height="2.308cm" svg:x="6.8cm" svg:y="12.6cm">
          <draw:text-box>
            <text:p text:style-name="P1">消費電力</text:p>
          </draw:text-box>
        </draw:frame>
        <draw:frame draw:style-name="gr8" draw:text-style-name="P7" draw:layer="layout" svg:width="1.2cm" svg:height="1cm" svg:x="1.6cm" svg:y="12.2cm">
          <draw:text-box>
            <text:p text:style-name="P1">大</text:p>
          </draw:text-box>
        </draw:frame>
        <draw:frame draw:style-name="gr8" draw:text-style-name="P7" draw:layer="layout" svg:width="1.2cm" svg:height="1cm" svg:x="21.9cm" svg:y="12.2cm">
          <draw:text-box>
            <text:p text:style-name="P1">小</text:p>
          </draw:text-box>
        </draw:frame>
        <draw:custom-shape draw:style-name="gr7" draw:text-style-name="P1" draw:layer="layout" svg:width="21.2cm" svg:height="0.8cm" svg:x="1.6cm" svg:y="15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7" draw:layer="layout" svg:width="10.4cm" svg:height="2.308cm" svg:x="6.8cm" svg:y="14.7cm">
          <draw:text-box>
            <text:p text:style-name="P1">CPU復帰時間</text:p>
          </draw:text-box>
        </draw:frame>
        <draw:frame draw:style-name="gr8" draw:text-style-name="P7" draw:layer="layout" svg:width="1.2cm" svg:height="1cm" svg:x="1.6cm" svg:y="14.3cm">
          <draw:text-box>
            <text:p text:style-name="P1">短</text:p>
          </draw:text-box>
        </draw:frame>
        <draw:frame draw:style-name="gr8" draw:text-style-name="P7" draw:layer="layout" svg:width="1.2cm" svg:height="1cm" svg:x="21.9cm" svg:y="14.3cm">
          <draw:text-box>
            <text:p text:style-name="P1">長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IPA P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wamatsu</meta:initial-creator>
    <meta:creation-date>2016-02-13T04:09:46.492577004</meta:creation-date>
    <dc:date>2016-02-13T04:31:02.050008588</dc:date>
    <dc:creator>iwamatsu</dc:creator>
    <meta:editing-duration>PT5M54S</meta:editing-duration>
    <meta:editing-cycles>1</meta:editing-cycles>
    <meta:document-statistic meta:object-count="44"/>
    <meta:generator>LibreOffice/5.0.2.2$Linux_X86_64 LibreOffice_project/00m0$Build-2</meta:generator>
  </office:meta>
</office:document-meta>
</file>